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7.5in" style:rel-width="100%" fo:margin-left="-0.0035in" fo:margin-top="0in" fo:margin-bottom="0in" table:align="left" style:writing-mode="lr-tb"/>
    </style:style>
    <style:style style:name="Table1.A" style:family="table-column">
      <style:table-column-properties style:column-width="0.991in" style:rel-column-width="8657*"/>
    </style:style>
    <style:style style:name="Table1.B" style:family="table-column">
      <style:table-column-properties style:column-width="1.0694in" style:rel-column-width="9345*"/>
    </style:style>
    <style:style style:name="Table1.C" style:family="table-column">
      <style:table-column-properties style:column-width="0.3083in" style:rel-column-width="2693*"/>
    </style:style>
    <style:style style:name="Table1.D" style:family="table-column">
      <style:table-column-properties style:column-width="0.4549in" style:rel-column-width="3972*"/>
    </style:style>
    <style:style style:name="Table1.E" style:family="table-column">
      <style:table-column-properties style:column-width="0.4569in" style:rel-column-width="3991*"/>
    </style:style>
    <style:style style:name="Table1.F" style:family="table-column">
      <style:table-column-properties style:column-width="0.45in" style:rel-column-width="3932*"/>
    </style:style>
    <style:style style:name="Table1.G" style:family="table-column">
      <style:table-column-properties style:column-width="0.0167in" style:rel-column-width="144*"/>
    </style:style>
    <style:style style:name="Table1.H" style:family="table-column">
      <style:table-column-properties style:column-width="0.0972in" style:rel-column-width="852*"/>
    </style:style>
    <style:style style:name="Table1.I" style:family="table-column">
      <style:table-column-properties style:column-width="0.5701in" style:rel-column-width="4981*"/>
    </style:style>
    <style:style style:name="Table1.J" style:family="table-column">
      <style:table-column-properties style:column-width="0.5972in" style:rel-column-width="5216*"/>
    </style:style>
    <style:style style:name="Table1.K" style:family="table-column">
      <style:table-column-properties style:column-width="0.5847in" style:rel-column-width="5112*"/>
    </style:style>
    <style:style style:name="Table1.L" style:family="table-column">
      <style:table-column-properties style:column-width="0.025in" style:rel-column-width="216*"/>
    </style:style>
    <style:style style:name="Table1.M" style:family="table-column">
      <style:table-column-properties style:column-width="0.2063in" style:rel-column-width="1803*"/>
    </style:style>
    <style:style style:name="Table1.N" style:family="table-column">
      <style:table-column-properties style:column-width="0.4611in" style:rel-column-width="4030*"/>
    </style:style>
    <style:style style:name="Table1.O" style:family="table-column">
      <style:table-column-properties style:column-width="0.4563in" style:rel-column-width="3985*"/>
    </style:style>
    <style:style style:name="Table1.P" style:family="table-column">
      <style:table-column-properties style:column-width="0.7556in" style:rel-column-width="660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0.5pt solid #b4c6e7" fo:border-bottom="none">
        <style:background-image/>
      </style:table-cell-properties>
    </style:style>
    <style:style style:name="Table1.2" style:family="table-row">
      <style:table-row-properties style:min-row-height="0.1757in" fo:keep-together="auto"/>
    </style:style>
    <style:style style:name="Table1.A2" style:family="table-cell">
      <style:table-cell-properties fo:background-color="#d9e2f3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H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M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4" style:family="table-row">
      <style:table-row-properties style:min-row-height="0.1264in" fo:keep-together="auto"/>
    </style:style>
    <style:style style:name="Table1.A4" style:family="table-cell">
      <style:table-cell-properties style:vertical-align="middle" fo:background-color="#d9e2f3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5" style:family="table-row">
      <style:table-row-properties style:min-row-height="0.1257in" fo:keep-together="auto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E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H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K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O6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A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D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J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P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A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B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D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G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12" style:family="table-row">
      <style:table-row-properties style:min-row-height="0.1174in" fo:keep-together="auto"/>
    </style:style>
    <style:style style:name="Table1.A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B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C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F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J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N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16" style:family="table-row">
      <style:table-row-properties style:min-row-height="0.0764in" fo:keep-together="auto"/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C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I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L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18" style:family="table-row">
      <style:table-row-properties style:min-row-height="0.0556in" fo:keep-together="auto"/>
    </style:style>
    <style:style style:name="Table1.A18" style:family="table-cell">
      <style:table-cell-properties fo:padding-left="0.075in" fo:padding-right="0.075in" fo:padding-top="0in" fo:padding-bottom="0in" fo:border-left="0.5pt solid #b4c6e7" fo:border-right="0.5pt solid #bfbfbf" fo:border-top="none" fo:border-bottom="0.5pt solid #b4c6e7"/>
    </style:style>
    <style:style style:name="Table1.B18" style:family="table-cell">
      <style:table-cell-properties fo:padding-left="0.075in" fo:padding-right="0.075in" fo:padding-top="0in" fo:padding-bottom="0in" fo:border-left="0.5pt solid #bfbfbf" fo:border-right="0.5pt solid #b4c6e7" fo:border-top="none" fo:border-bottom="0.5pt solid #b4c6e7"/>
    </style:style>
    <style:style style:name="Table1.C18" style:family="table-cell">
      <style:table-cell-properties fo:padding-left="0.075in" fo:padding-right="0.075in" fo:padding-top="0in" fo:padding-bottom="0in" fo:border-left="0.5pt solid #b4c6e7" fo:border-right="0.5pt solid #b4c6e7" fo:border-top="none" fo:border-bottom="0.5pt solid #b4c6e7"/>
    </style:style>
    <style:style style:name="Table1.I18" style:family="table-cell">
      <style:table-cell-properties fo:padding-left="0.075in" fo:padding-right="0.075in" fo:padding-top="0in" fo:padding-bottom="0in" fo:border-left="0.5pt solid #b4c6e7" fo:border-right="0.5pt solid #b4c6e7" fo:border-top="none" fo:border-bottom="0.5pt solid #b4c6e7"/>
    </style:style>
    <style:style style:name="Table1.L18" style:family="table-cell">
      <style:table-cell-properties fo:padding-left="0.075in" fo:padding-right="0.075in" fo:padding-top="0in" fo:padding-bottom="0in" fo:border-left="0.5pt solid #b4c6e7" fo:border-right="0.5pt solid #b4c6e7" fo:border-top="none" fo:border-bottom="0.5pt solid #b4c6e7"/>
    </style:style>
    <style:style style:name="Table2" style:family="table">
      <style:table-properties style:width="6.0736in" fo:margin-left="0.7875in" fo:margin-top="0in" fo:margin-bottom="0in" table:align="left" style:writing-mode="lr-tb"/>
    </style:style>
    <style:style style:name="Table2.A" style:family="table-column">
      <style:table-column-properties style:column-width="2.8542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2.5306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text-properties style:font-name="Calibri" fo:font-size="8pt" fo:font-weight="bold" style:font-name-asian="MS Gothic" style:font-size-asian="8pt" style:font-weight-asian="bold" style:font-name-complex="Arial" style:font-size-complex="8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 Narrow"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 Narrow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style:font-name-asian="Calibri1" style:font-size-asian="8pt" style:font-name-complex="Calibri1" style:font-size-complex="8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style:font-name-asian="Calibri1" style:font-size-asian="8pt" style:font-weight-asian="bold" style:font-name-complex="Calibri1" style:font-size-complex="8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libri" fo:font-size="8pt" style:font-name-asian="MS Gothic" style:font-size-asian="8pt" style:font-name-complex="Arial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8pt" style:font-name-asian="MS Gothic" style:font-size-asian="8pt" style:font-name-complex="Arial" style:font-size-complex="8pt"/>
    </style:style>
    <style:style style:name="P1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4" style:family="paragraph" style:parent-style-name="Standard">
      <style:paragraph-properties fo:margin-top="0.028in" fo:margin-bottom="0in" loext:contextual-spacing="false" fo:line-height="100%"/>
    </style:style>
    <style:style style:name="P15" style:family="paragraph" style:parent-style-name="Standard">
      <style:paragraph-properties fo:margin-top="0.028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.028in" fo:margin-bottom="0in" loext:contextual-spacing="false" fo:line-height="100%" fo:text-align="center" style:justify-single-word="false"/>
      <style:text-properties style:font-name="Calibri" fo:font-size="8pt" style:font-name-asian="MS Gothic" style:font-size-asian="8pt" style:font-name-complex="Arial" style:font-size-complex="8pt"/>
    </style:style>
    <style:style style:name="P17" style:family="paragraph" style:parent-style-name="Standard">
      <style:paragraph-properties fo:margin-top="0.028in" fo:margin-bottom="0in" loext:contextual-spacing="false" fo:line-height="100%"/>
      <style:text-properties style:font-name="Calibri" fo:font-size="8pt" fo:font-weight="bold" style:font-name-asian="MS Gothic" style:font-size-asian="8pt" style:font-weight-asian="bold" style:font-name-complex="Arial" style:font-size-complex="8pt"/>
    </style:style>
    <style:style style:name="P18" style:family="paragraph" style:parent-style-name="Header">
      <style:paragraph-properties fo:text-align="end" style:justify-single-word="false"/>
    </style:style>
    <style:style style:name="P19" style:family="paragraph" style:parent-style-name="Footer">
      <style:paragraph-properties fo:text-align="end" style:justify-single-word="false"/>
    </style:style>
    <style:style style:name="T1" style:family="text">
      <style:text-properties style:font-name="Arial Narrow" fo:font-size="8pt" style:font-size-asian="8pt" style:font-size-complex="8pt"/>
    </style:style>
    <style:style style:name="T2" style:family="text">
      <style:text-properties style:font-name="Arial Narrow" fo:font-size="8pt" style:font-size-asian="8pt" style:font-size-complex="8pt" fo:background-color="#c0c0c0"/>
    </style:style>
    <style:style style:name="T3" style:family="text">
      <style:text-properties style:font-name="Arial Narrow" fo:font-size="8pt" style:font-size-asian="8pt" style:font-name-complex="Arial" style:font-size-complex="8pt"/>
    </style:style>
    <style:style style:name="T4" style:family="text">
      <style:text-properties style:font-name="Arial Narrow" fo:font-size="8pt" fo:font-weight="bold" style:font-name-asian="Calibri1" style:font-size-asian="8pt" style:font-weight-asian="bold" style:font-name-complex="Calibri1" style:font-size-complex="8pt"/>
    </style:style>
    <style:style style:name="T5" style:family="text">
      <style:text-properties style:font-name="Arial Narrow" fo:font-size="8pt" style:font-name-asian="Calibri1" style:font-size-asian="8pt" style:font-name-complex="Calibri1" style:font-size-complex="8pt" style:font-weight-complex="bold"/>
    </style:style>
    <style:style style:name="T6" style:family="text">
      <style:text-properties style:font-name="Arial Narrow" fo:font-size="9pt" style:font-size-asian="9pt" style:font-size-complex="9pt"/>
    </style:style>
    <style:style style:name="T7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Calibri" fo:font-size="8pt" fo:font-weight="bold" style:font-name-asian="MS Gothic" style:font-size-asian="8pt" style:font-weight-asian="bold" style:font-name-complex="Arial" style:font-size-complex="8pt"/>
    </style:style>
    <style:style style:name="T9" style:family="text">
      <style:text-properties style:font-name="Calibri" fo:font-size="8pt" fo:font-weight="bold" style:font-name-asian="MS Gothic" style:font-size-asian="8pt" style:font-weight-asian="bold" style:font-name-complex="Arial" style:font-size-complex="8pt" style:font-weight-complex="bold"/>
    </style:style>
    <style:style style:name="T10" style:family="text">
      <style:text-properties style:font-name="Calibri" fo:font-size="8pt" style:font-name-asian="MS Gothic" style:font-size-asian="8pt" style:font-name-complex="Arial" style:font-size-complex="8pt"/>
    </style:style>
    <style:style style:name="T11" style:family="text">
      <style:text-properties style:font-name="Calibri" fo:font-size="8pt" style:font-name-asian="MS Gothic" style:font-size-asian="8pt" style:font-name-complex="Arial" style:font-size-complex="8pt" style:font-weight-complex="bold" fo:background-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-start text:name="_Hlk35010442"/><text:span text:style-name="T1">“</text:span><text:bookmark-start text:name="_Hlk35332445"/><text:span text:style-name="T1">ANEXO A</text:span><text:bookmark-end text:name="_Hlk35332445"/><text:span text:style-name="T1">” </text:span></text:p>
      <text:p text:style-name="P3"><text:span text:style-name="T1">RELACIÓN DE CLIENTES Y DEUDORES</text:span><text:bookmark-end text:name="_Hlk35010442"/><text:bookmark text:name="_Hlk35347376"/></text:p>
      <text:p text:style-name="P3"><text:span text:style-name="T1">DEX ONE FOMENTO MÉXICO, S.A.P.I. DE C.V., SOFOM, E.N.R.</text:span></text:p>
      <text:p text:style-name="P4"/>
      <text:p text:style-name="P8"><text:span text:style-name="T1">Pachuca de Soto, Hidalgo a </text:span><text:span text:style-name="T2">[ F E C H A ]</text:span></text:p>
      <text:p text:style-name="P4"/>
      <text:p text:style-name="P9"><text:bookmark-start text:name="_Hlk35347947"/><text:span text:style-name="T1">CONTRATO DE FACTORAJE FINANCIERO NÚMERO: </text:span><text:span text:style-name="T2">[ <text:s/>]</text:span></text:p>
      <text:p text:style-name="P9"><text:span text:style-name="T1">MODALIDAD DE FACTORAJE: </text:span><text:span text:style-name="T2">[ <text:s/>]</text:span></text:p>
      <text:p text:style-name="P2"><text:span text:style-name="T1">RELACIÓN DE CLIENTES Y DEUDORES (ANEXO A) NÚMERO: </text:span><text:span text:style-name="T2">[ <text:s/>]</text:span></text:p>
      <text:p text:style-name="P2"><text:span text:style-name="T1">ACREDITADO: </text:span></text:p>
      <text:p text:style-name="P4"><text:bookmark-end text:name="_Hlk35347947"/><text:bookmark text:name="_GoBack"/></text:p>
      <text:p text:style-name="P2"><text:span text:style-name="T1">EL ACREDITADO podrá descontar derechos de crédito de las personas que se enlistan a continuación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16" office:value-type="string">
            <text:p text:style-name="P9"><text:span text:style-name="T8"># </text:span><text:span text:style-name="T11">[NÚMERO DE DEUDOR]</text:span><text:span text:style-name="T8"> DATOS GENERA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7" office:value-type="string">
            <text:p text:style-name="P10"><text:span text:style-name="T10">Nombre o Denominación o Razón So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0"><text:span text:style-name="T10">Instrumento Público</text:span><text:span text:style-name="T9">**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0"><text:span text:style-name="T10">Fecha de constitución o nacimiento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M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2" table:number-columns-spanned="4" office:value-type="string">
            <text:p text:style-name="P15"><text:span text:style-name="T10">Nombre del fedatario</text:span><text:span text:style-name="T9">**</text:span></text:p>
          </table:table-cell>
          <table:covered-table-cell/>
          <table:covered-table-cell/>
          <table:covered-table-cell/>
          <table:table-cell table:style-name="Table1.A4" table:number-rows-spanned="2" table:number-columns-spanned="3" office:value-type="string">
            <text:p text:style-name="P15"><text:span text:style-name="T10">Número de fedatario</text:span><text:span text:style-name="T9">**</text:span></text:p>
          </table:table-cell>
          <table:covered-table-cell/>
          <table:covered-table-cell/>
          <table:table-cell table:style-name="Table1.A4" table:number-columns-spanned="9" office:value-type="string">
            <text:p text:style-name="P15"><text:span text:style-name="T10">Registro Público de Comercio</text:span><text:span text:style-name="T9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5"><text:span text:style-name="T10">Número de registro</text:span><text:span text:style-name="T9">**</text:span></text:p>
          </table:table-cell>
          <table:covered-table-cell/>
          <table:covered-table-cell/>
          <table:table-cell table:style-name="Table1.A4" table:number-columns-spanned="4" office:value-type="string">
            <text:p text:style-name="P15"><text:span text:style-name="T10">Fecha de Registro</text:span><text:span text:style-name="T9">**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5"><text:span text:style-name="T10">Folio Mercantil</text:span><text:span text:style-name="T9">**</text:span></text:p>
          </table:table-cell>
          <table:covered-table-cell/>
        </table:table-row>
        <table:table-row table:style-name="Table1.1">
          <table:table-cell table:style-name="Table1.A6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E6" table:number-columns-spanned="3" office:value-type="string">
            <text:p text:style-name="P12"/>
          </table:table-cell>
          <table:covered-table-cell/>
          <table:covered-table-cell/>
          <table:table-cell table:style-name="Table1.H6" table:number-columns-spanned="3" office:value-type="string">
            <text:p text:style-name="P12"/>
          </table:table-cell>
          <table:covered-table-cell/>
          <table:covered-table-cell/>
          <table:table-cell table:style-name="Table1.K6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O6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4" table:number-columns-spanned="16" office:value-type="string">
            <text:p text:style-name="P10"><text:span text:style-name="T8">Domicilio</text:span><text:span text:style-name="T10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14"><text:span text:style-name="T10">Calle y Número Exterior</text:span><text:span text:style-name="T8"> </text:span><text:span text:style-name="T10">e Interior</text:span></text:p>
          </table:table-cell>
          <table:covered-table-cell/>
          <table:covered-table-cell/>
          <table:table-cell table:style-name="Table1.A2" table:number-columns-spanned="6" office:value-type="string">
            <text:p text:style-name="P15"><text:span text:style-name="T10">Coloni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15"><text:span text:style-name="T10">Delegación o municipi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<text:span text:style-name="T10">C.P</text:span></text:p>
          </table:table-cell>
        </table:table-row>
        <table:table-row table:style-name="Table1.1">
          <table:table-cell table:style-name="Table1.A9" table:number-columns-spanned="3" office:value-type="string">
            <text:p text:style-name="P11"/>
          </table:table-cell>
          <table:covered-table-cell/>
          <table:covered-table-cell/>
          <table:table-cell table:style-name="Table1.D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J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P9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5"><text:span text:style-name="T10">Ciudad</text:span></text:p>
          </table:table-cell>
          <table:table-cell table:style-name="Table1.A2" table:number-columns-spanned="2" office:value-type="string">
            <text:p text:style-name="P15"><text:span text:style-name="T10">Nacionalidad</text:span></text:p>
          </table:table-cell>
          <table:covered-table-cell/>
          <table:table-cell table:style-name="Table1.A2" table:number-columns-spanned="3" office:value-type="string">
            <text:p text:style-name="P15"><text:span text:style-name="T10">Entidad Federativa</text:span></text:p>
          </table:table-cell>
          <table:covered-table-cell/>
          <table:covered-table-cell/>
          <table:table-cell table:style-name="Table1.A2" table:number-columns-spanned="10" office:value-type="string">
            <text:p text:style-name="P15"><text:span text:style-name="T10">Actividad o gi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11"/>
          </table:table-cell>
          <table:table-cell table:style-name="Table1.B11" table:number-columns-spanned="2" office:value-type="string">
            <text:p text:style-name="P12"/>
          </table:table-cell>
          <table:covered-table-cell/>
          <table:table-cell table:style-name="Table1.D11" table:number-columns-spanned="3" office:value-type="string">
            <text:p text:style-name="P12"/>
          </table:table-cell>
          <table:covered-table-cell/>
          <table:covered-table-cell/>
          <table:table-cell table:style-name="Table1.G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office:value-type="string">
            <text:p text:style-name="P15"><text:span text:style-name="T10">Teléfono 2</text:span></text:p>
          </table:table-cell>
          <table:table-cell table:style-name="Table1.A2" office:value-type="string">
            <text:p text:style-name="P15"><text:span text:style-name="T10">Teléfono 2</text:span></text:p>
          </table:table-cell>
          <table:table-cell table:style-name="Table1.A4" table:number-columns-spanned="3" office:value-type="string">
            <text:p text:style-name="P15"><text:span text:style-name="T10">E-mail</text:span></text:p>
          </table:table-cell>
          <table:covered-table-cell/>
          <table:covered-table-cell/>
          <table:table-cell table:style-name="Table1.A2" table:number-columns-spanned="4" office:value-type="string">
            <text:p text:style-name="P15"><text:span text:style-name="T10">RFC</text:span>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15"><text:span text:style-name="T10">CURP</text:span>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15"><text:span text:style-name="T10">Firma electrónica avanzada</text:span>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3" table:number-columns-spanned="3" office:value-type="string">
            <text:p text:style-name="P12"/>
          </table:table-cell>
          <table:covered-table-cell/>
          <table:covered-table-cell/>
          <table:table-cell table:style-name="Table1.F1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J1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N13" table:number-columns-spanned="3" office:value-type="string">
            <text:p text:style-name="P10"><text:bookmark text:name="_Hlk11255416"/><text:bookmark text:name="_Hlk11256240"/></text:p>
          </table:table-cell>
          <table:covered-table-cell/>
          <table:covered-table-cell/>
        </table:table-row>
        <table:table-row table:style-name="Table1.1">
          <table:table-cell table:style-name="Table1.A14" table:number-columns-spanned="16" office:value-type="string">
            <text:p text:style-name="P14"><text:span text:style-name="T8">Datos del Representante Legal</text:span><text:span text:style-name="T9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5"><text:span text:style-name="T10">Apellido Materno</text:span></text:p>
          </table:table-cell>
          <table:covered-table-cell/>
          <table:table-cell table:style-name="Table1.A2" table:number-columns-spanned="6" office:value-type="string">
            <text:p text:style-name="P15"><text:span text:style-name="T10">Apellido Patern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5"><text:span text:style-name="T10">Nombre (s)</text:span></text:p>
          </table:table-cell>
          <table:covered-table-cell/>
          <table:covered-table-cell/>
          <table:table-cell table:style-name="Table1.A2" table:number-columns-spanned="5" office:value-type="string">
            <text:p text:style-name="P15"><text:span text:style-name="T10">E-mail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2" office:value-type="string">
            <text:p text:style-name="P17"/>
          </table:table-cell>
          <table:covered-table-cell/>
          <table:table-cell table:style-name="Table1.C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I16" table:number-columns-spanned="3" office:value-type="string">
            <text:p text:style-name="P17"/>
          </table:table-cell>
          <table:covered-table-cell/>
          <table:covered-table-cell/>
          <table:table-cell table:style-name="Table1.L16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0">Teléfono 2</text:span></text:p>
          </table:table-cell>
          <table:table-cell table:style-name="Table1.A2" office:value-type="string">
            <text:p text:style-name="P15"><text:span text:style-name="T10">Teléfono 2</text:span></text:p>
          </table:table-cell>
          <table:table-cell table:style-name="Table1.A2" table:number-columns-spanned="6" office:value-type="string">
            <text:p text:style-name="P15"><text:span text:style-name="T10">RFC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5"><text:span text:style-name="T10">CURP</text:span></text:p>
          </table:table-cell>
          <table:covered-table-cell/>
          <table:covered-table-cell/>
          <table:table-cell table:style-name="Table1.A2" table:number-columns-spanned="5" office:value-type="string">
            <text:p text:style-name="P15"><text:span text:style-name="T10">Firma electrónica avanzad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I18" table:number-columns-spanned="3" office:value-type="string">
            <text:p text:style-name="P12"/>
          </table:table-cell>
          <table:covered-table-cell/>
          <table:covered-table-cell/>
          <table:table-cell table:style-name="Table1.L1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0"><text:span text:style-name="T2">[NOMBRE DEL(LOS) APODERADO(S) LEGAL(ES)]</text:span></text:p>
            <text:p text:style-name="P10"><text:span text:style-name="T5">REPRESENTANTE LEGAL</text:span></text:p>
            <text:p text:style-name="P10"><text:span text:style-name="T5">DEX ONE FOMENTO MÉXICO, S.A.P.I. DE C.V., SOFOM ENR</text:span>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10"><text:span text:style-name="T2"><text:s/>[NOMBRE DEL ACREDITADO ]</text:span></text:p>
            <text:p text:style-name="P10"><text:span text:style-name="T2">[NOMBRE DEL(LOS) APODERADO(S) LEGAL(ES)]</text:span><text:bookmark text:name="_Hlk35360400"/></text:p>
            <text:p text:style-name="P10"><text:bookmark text:name="_Hlk35364545"/></text:p>
          </table:table-cell>
        </table:table-row>
      </table:table>
      <text:p text:style-name="P4"/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 Narrow" fo:font-size="8pt" style:font-size-asian="8pt" style:font-name-complex="Arial" style:font-size-complex="8pt"/>
    </style:style>
    <style:style style:name="MT2" style:family="text">
      <style:text-properties style:font-name="Arial Narrow" fo:font-size="9pt" style:font-size-asian="9pt" style:font-size-complex="9pt"/>
    </style:style>
    <style:style style:name="MT3" style:family="text">
      <style:text-properties style:font-name="Arial Narro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CA No.:</text:span></text:p>
        <text:p text:style-name="Header"/>
      </style:header>
      <style:footer>
        <text:p text:style-name="MP2"><text:span text:style-name="MT2">RELACIÓN DE CLIENTES Y DEUDORES. HOJA </text:span><text:span text:style-name="MT2"><text:page-number text:select-page="current">1</text:page-number></text:span><text:span text:style-name="MT2"><text:s/>de </text:span><text:span text:style-name="MT2"><text:page-count>1</text:page-count></text:span></text:p>
        <text:p text:style-name="Footer"><text:span text:style-name="MT3">**</text:span><text:span text:style-name="MT2"> <text:s/>Sólo aplica para personas moral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Admin</dc:creator>
    <meta:editing-cycles>28</meta:editing-cycles>
    <meta:creation-date>2020-03-13T22:25:00</meta:creation-date>
    <dc:date>2020-04-01T18:57:00</dc:date>
    <meta:editing-duration>P1DT14H58M</meta:editing-duration>
    <meta:generator>LibreOffice/6.0.7.3$Linux_X86_64 LibreOffice_project/00m0$Build-3</meta:generator>
    <meta:document-statistic meta:table-count="2" meta:image-count="0" meta:object-count="0" meta:page-count="1" meta:paragraph-count="52" meta:word-count="192" meta:character-count="1213" meta:non-whitespace-character-count="10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